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MMono10" fo:font-size="7pt" style:font-size-asian="7pt" style:font-size-complex="7pt"/>
    </style:style>
    <style:style style:name="P2" style:family="paragraph" style:parent-style-name="Standard">
      <style:text-properties style:font-name="LMMono10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|session |subsess |grnd_truth <text:s text:c="3"/>|select <text:s text:c="7"/>|is_err|nscans|nundo|n_delete|n_clicks|total_time |wpm <text:s text:c="2"/>|cpc <text:s text:c="2"/>|%error|scan_delay| </text:p>
      <text:p text:style-name="P1">4 <text:s text:c="2"/>|1 <text:s text:c="6"/>|1 <text:s text:c="6"/>|the_ <text:s text:c="9"/>|zhe_ <text:s text:c="9"/>|1 <text:s text:c="4"/>|39 <text:s text:c="3"/>|00 <text:s text:c="2"/>|00 <text:s text:c="5"/>|8.00 <text:s text:c="3"/>|23.40 <text:s text:c="5"/>|2.05 <text:s/>|2.00 <text:s/>|25.00 |0.60 <text:s text:c="5"/>| </text:p>
      <text:p text:style-name="P1">4 <text:s text:c="2"/>|1 <text:s text:c="6"/>|1 <text:s text:c="6"/>|quick_ <text:s text:c="7"/>|quick_ <text:s text:c="7"/>|0 <text:s text:c="4"/>|77 <text:s text:c="3"/>|01 <text:s text:c="2"/>|00 <text:s text:c="5"/>|13.00 <text:s text:c="2"/>|46.20 <text:s text:c="5"/>|1.56 <text:s/>|2.17 <text:s/>|0.00 <text:s/>|0.60 <text:s text:c="5"/>| </text:p>
      <text:p text:style-name="P1">4 <text:s text:c="2"/>|1 <text:s text:c="6"/>|1 <text:s text:c="6"/>|brown_ <text:s text:c="7"/>|brown_ <text:s text:c="7"/>|0 <text:s text:c="4"/>|179 <text:s text:c="2"/>|01 <text:s text:c="2"/>|02 <text:s text:c="5"/>|21.00 <text:s text:c="2"/>|107.40 <text:s text:c="4"/>|0.67 <text:s/>|3.50 <text:s/>|0.00 <text:s/>|0.60 <text:s text:c="5"/>| </text:p>
      <text:p text:style-name="P1">4 <text:s text:c="2"/>|1 <text:s text:c="6"/>|1 <text:s text:c="6"/>|fox_ <text:s text:c="9"/>|ffpx_ <text:s text:c="8"/>|1 <text:s text:c="4"/>|102 <text:s text:c="2"/>|00 <text:s text:c="2"/>|02 <text:s text:c="5"/>|18.00 <text:s text:c="2"/>|61.20 <text:s text:c="5"/>|0.98 <text:s/>|4.50 <text:s/>|50.00 |0.60 <text:s text:c="5"/>| </text:p>
      <text:p text:style-name="P1">4 <text:s text:c="2"/>|1 <text:s text:c="6"/>|2 <text:s text:c="6"/>|how_ <text:s text:c="9"/>|how_ <text:s text:c="9"/>|0 <text:s text:c="4"/>|54 <text:s text:c="3"/>|00 <text:s text:c="2"/>|01 <text:s text:c="5"/>|12.00 <text:s text:c="2"/>|43.20 <text:s text:c="5"/>|1.11 <text:s/>|3.00 <text:s/>|0.00 <text:s/>|0.80 <text:s text:c="5"/>| </text:p>
      <text:p text:style-name="P1">4 <text:s text:c="2"/>|1 <text:s text:c="6"/>|2 <text:s text:c="6"/>|is_ <text:s text:c="10"/>|is_ <text:s text:c="10"/>|0 <text:s text:c="4"/>|24 <text:s text:c="3"/>|00 <text:s text:c="2"/>|00 <text:s text:c="5"/>|6.00 <text:s text:c="3"/>|19.20 <text:s text:c="5"/>|1.87 <text:s/>|2.00 <text:s/>|0.00 <text:s/>|0.80 <text:s text:c="5"/>| </text:p>
      <text:p text:style-name="P1">4 <text:s text:c="2"/>|1 <text:s text:c="6"/>|2 <text:s text:c="6"/>|everything_ <text:s text:c="2"/>|everwthing_ <text:s text:c="2"/>|1 <text:s text:c="4"/>|140 <text:s text:c="2"/>|00 <text:s text:c="2"/>|01 <text:s text:c="5"/>|26.00 <text:s text:c="2"/>|112.00 <text:s text:c="4"/>|1.18 <text:s/>|2.36 <text:s/>|9.09 <text:s/>|0.80 <text:s text:c="5"/>| </text:p>
      <text:p text:style-name="P1">4 <text:s text:c="2"/>|1 <text:s text:c="6"/>|2 <text:s text:c="6"/>|with_ <text:s text:c="8"/>|with_ <text:s text:c="8"/>|0 <text:s text:c="4"/>|67 <text:s text:c="3"/>|00 <text:s text:c="2"/>|01 <text:s text:c="5"/>|14.00 <text:s text:c="2"/>|53.60 <text:s text:c="5"/>|1.12 <text:s/>|2.80 <text:s/>|0.00 <text:s/>|0.80 <text:s text:c="5"/>| </text:p>
      <text:p text:style-name="P1">4 <text:s text:c="2"/>|1 <text:s text:c="6"/>|2 <text:s text:c="6"/>|you_ <text:s text:c="9"/>|you_ <text:s text:c="9"/>|0 <text:s text:c="4"/>|34 <text:s text:c="3"/>|00 <text:s text:c="2"/>|00 <text:s text:c="5"/>|8.00 <text:s text:c="3"/>|27.20 <text:s text:c="5"/>|1.76 <text:s/>|2.00 <text:s/>|0.00 <text:s/>|0.80 <text:s text:c="5"/>| </text:p>
      <text:p text:style-name="P1">4 <text:s text:c="2"/>|1 <text:s text:c="6"/>|2 <text:s text:c="6"/>|. <text:s text:c="12"/>|. <text:s text:c="12"/>|0 <text:s text:c="4"/>|29 <text:s text:c="3"/>|00 <text:s text:c="2"/>|01 <text:s text:c="5"/>|4.00 <text:s text:c="3"/>|23.20 <text:s text:c="5"/>|0.52 <text:s/>|4.00 <text:s/>|0.00 <text:s/>|0.80 <text:s text:c="5"/>| </text:p>
      <text:p text:style-name="P1">4 <text:s text:c="2"/>|1 <text:s text:c="6"/>|2 <text:s text:c="6"/>|will_ <text:s text:c="8"/>|will_ <text:s text:c="8"/>|0 <text:s text:c="4"/>|41 <text:s text:c="3"/>|00 <text:s text:c="2"/>|00 <text:s text:c="5"/>|10.00 <text:s text:c="2"/>|28.70 <text:s text:c="5"/>|2.09 <text:s/>|2.00 <text:s/>|0.00 <text:s/>|0.70 <text:s text:c="5"/>| </text:p>
      <text:p text:style-name="P1">4 <text:s text:c="2"/>|1 <text:s text:c="6"/>|2 <text:s text:c="6"/>|you_ <text:s text:c="9"/>|you_ <text:s text:c="9"/>|0 <text:s text:c="4"/>|33 <text:s text:c="3"/>|00 <text:s text:c="2"/>|00 <text:s text:c="5"/>|8.00 <text:s text:c="3"/>|23.10 <text:s text:c="5"/>|2.08 <text:s/>|2.00 <text:s/>|0.00 <text:s/>|0.70 <text:s text:c="5"/>| </text:p>
      <text:p text:style-name="P1">4 <text:s text:c="2"/>|1 <text:s text:c="6"/>|2 <text:s text:c="6"/>|drive_ <text:s text:c="7"/>|drive_ <text:s text:c="7"/>|0 <text:s text:c="4"/>|43 <text:s text:c="3"/>|00 <text:s text:c="2"/>|00 <text:s text:c="5"/>|12.00 <text:s text:c="2"/>|30.10 <text:s text:c="5"/>|2.39 <text:s/>|2.00 <text:s/>|0.00 <text:s/>|0.70 <text:s text:c="5"/>| </text:p>
      <text:p text:style-name="P1">4 <text:s text:c="2"/>|1 <text:s text:c="6"/>|2 <text:s text:c="6"/>|me_ <text:s text:c="10"/>|me_ <text:s text:c="10"/>|0 <text:s text:c="4"/>|81 <text:s text:c="3"/>|00 <text:s text:c="2"/>|02 <text:s text:c="5"/>|14.00 <text:s text:c="2"/>|56.70 <text:s text:c="5"/>|0.63 <text:s/>|4.67 <text:s/>|0.00 <text:s/>|0.70 <text:s text:c="5"/>| </text:p>
      <text:p text:style-name="P1">4 <text:s text:c="2"/>|1 <text:s text:c="6"/>|2 <text:s text:c="6"/>|to_ <text:s text:c="10"/>|to_ <text:s text:c="10"/>|0 <text:s text:c="4"/>|38 <text:s text:c="3"/>|00 <text:s text:c="2"/>|00 <text:s text:c="5"/>|6.00 <text:s text:c="3"/>|26.60 <text:s text:c="5"/>|1.35 <text:s/>|2.00 <text:s/>|0.00 <text:s/>|0.70 <text:s text:c="5"/>| </text:p>
      <text:p text:style-name="P1">4 <text:s text:c="2"/>|1 <text:s text:c="6"/>|2 <text:s text:c="6"/>|my_ <text:s text:c="10"/>|my_ <text:s text:c="10"/>|0 <text:s text:c="4"/>|57 <text:s text:c="3"/>|00 <text:s text:c="2"/>|01 <text:s text:c="5"/>|10.00 <text:s text:c="2"/>|39.90 <text:s text:c="5"/>|0.90 <text:s/>|3.33 <text:s/>|0.00 <text:s/>|0.70 <text:s text:c="5"/>| </text:p>
      <text:p text:style-name="P1">4 <text:s text:c="2"/>|1 <text:s text:c="6"/>|2 <text:s text:c="6"/>|appointment_ <text:s/>|appointment_ <text:s/>|0 <text:s text:c="4"/>|104 <text:s text:c="2"/>|00 <text:s text:c="2"/>|00 <text:s text:c="5"/>|24.00 <text:s text:c="2"/>|72.80 <text:s text:c="5"/>|1.98 <text:s/>|2.00 <text:s/>|0.00 <text:s/>|0.70 <text:s text:c="5"/>| </text:p>
      <text:p text:style-name="P1">4 <text:s text:c="2"/>|1 <text:s text:c="6"/>|2 <text:s text:c="6"/>|. <text:s text:c="12"/>|. <text:s text:c="12"/>|0 <text:s text:c="4"/>|09 <text:s text:c="3"/>|00 <text:s text:c="2"/>|00 <text:s text:c="5"/>|2.00 <text:s text:c="3"/>|6.30 <text:s text:c="6"/>|1.90 <text:s/>|2.00 <text:s/>|0.00 <text:s/>|0.70 <text:s text:c="5"/>| </text:p>
      <text:p text:style-name="P1">4 <text:s text:c="2"/>|1 <text:s text:c="6"/>|3 <text:s text:c="6"/>|can_ <text:s text:c="9"/>|can_ <text:s text:c="9"/>|0 <text:s text:c="4"/>|47 <text:s text:c="3"/>|00 <text:s text:c="2"/>|01 <text:s text:c="5"/>|12.00 <text:s text:c="2"/>|28.20 <text:s text:c="5"/>|1.70 <text:s/>|3.00 <text:s/>|0.00 <text:s/>|0.60 <text:s text:c="5"/>| </text:p>
      <text:p text:style-name="P1">4 <text:s text:c="2"/>|1 <text:s text:c="6"/>|3 <text:s text:c="6"/>|you_ <text:s text:c="9"/>|you_ <text:s text:c="9"/>|0 <text:s text:c="4"/>|32 <text:s text:c="3"/>|00 <text:s text:c="2"/>|00 <text:s text:c="5"/>|8.00 <text:s text:c="3"/>|19.20 <text:s text:c="5"/>|2.50 <text:s/>|2.00 <text:s/>|0.00 <text:s/>|0.60 <text:s text:c="5"/>| </text:p>
      <text:p text:style-name="P1">4 <text:s text:c="2"/>|1 <text:s text:c="6"/>|3 <text:s text:c="6"/>|take_ <text:s text:c="8"/>|take_ <text:s text:c="8"/>|0 <text:s text:c="4"/>|51 <text:s text:c="3"/>|00 <text:s text:c="2"/>|01 <text:s text:c="5"/>|14.00 <text:s text:c="2"/>|30.60 <text:s text:c="5"/>|1.96 <text:s/>|2.80 <text:s/>|0.00 <text:s/>|0.60 <text:s text:c="5"/>| </text:p>
      <text:p text:style-name="P1">4 <text:s text:c="2"/>|1 <text:s text:c="6"/>|3 <text:s text:c="6"/>|me_ <text:s text:c="10"/>|me_ <text:s text:c="10"/>|0 <text:s text:c="4"/>|28 <text:s text:c="3"/>|00 <text:s text:c="2"/>|00 <text:s text:c="5"/>|6.00 <text:s text:c="3"/>|16.80 <text:s text:c="5"/>|2.14 <text:s/>|2.00 <text:s/>|0.00 <text:s/>|0.60 <text:s text:c="5"/>| </text:p>
      <text:p text:style-name="P1">4 <text:s text:c="2"/>|1 <text:s text:c="6"/>|3 <text:s text:c="6"/>|somewhere_ <text:s text:c="3"/>|somewhere_ <text:s text:c="3"/>|0 <text:s text:c="4"/>|74 <text:s text:c="3"/>|00 <text:s text:c="2"/>|00 <text:s text:c="5"/>|20.00 <text:s text:c="2"/>|44.40 <text:s text:c="5"/>|2.70 <text:s/>|2.00 <text:s/>|0.00 <text:s/>|0.60 <text:s text:c="5"/>| </text:p>
      <text:p text:style-name="P1">4 <text:s text:c="2"/>|1 <text:s text:c="6"/>|3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 </text:p>
      <text:p text:style-name="P1">4 <text:s text:c="2"/>|1 <text:s text:c="6"/>|3 <text:s text:c="6"/>|where_ <text:s text:c="7"/>|where_ <text:s text:c="7"/>|0 <text:s text:c="4"/>|61 <text:s text:c="3"/>|00 <text:s text:c="2"/>|00 <text:s text:c="5"/>|12.00 <text:s text:c="2"/>|36.60 <text:s text:c="5"/>|1.97 <text:s/>|2.00 <text:s/>|0.00 <text:s/>|0.60 <text:s text:c="5"/>| </text:p>
      <text:p text:style-name="P1">4 <text:s text:c="2"/>|1 <text:s text:c="6"/>|3 <text:s text:c="6"/>|did_ <text:s text:c="9"/>|did_ <text:s text:c="9"/>|0 <text:s text:c="4"/>|25 <text:s text:c="3"/>|00 <text:s text:c="2"/>|00 <text:s text:c="5"/>|8.00 <text:s text:c="3"/>|15.00 <text:s text:c="5"/>|3.20 <text:s/>|2.00 <text:s/>|0.00 <text:s/>|0.60 <text:s text:c="5"/>| </text:p>
      <text:p text:style-name="P1">4 <text:s text:c="2"/>|1 <text:s text:c="6"/>|3 <text:s text:c="6"/>|you_ <text:s text:c="9"/>|you_ <text:s text:c="9"/>|0 <text:s text:c="4"/>|33 <text:s text:c="3"/>|00 <text:s text:c="2"/>|00 <text:s text:c="5"/>|8.00 <text:s text:c="3"/>|19.80 <text:s text:c="5"/>|2.42 <text:s/>|2.00 <text:s/>|0.00 <text:s/>|0.60 <text:s text:c="5"/>| </text:p>
      <text:p text:style-name="P1">4 <text:s text:c="2"/>|1 <text:s text:c="6"/>|3 <text:s text:c="6"/>|get_ <text:s text:c="9"/>|get_ <text:s text:c="9"/>|0 <text:s text:c="4"/>|36 <text:s text:c="3"/>|00 <text:s text:c="2"/>|00 <text:s text:c="5"/>|8.00 <text:s text:c="3"/>|21.60 <text:s text:c="5"/>|2.22 <text:s/>|2.00 <text:s/>|0.00 <text:s/>|0.60 <text:s text:c="5"/>| </text:p>
      <text:p text:style-name="P1">4 <text:s text:c="2"/>|1 <text:s text:c="6"/>|3 <text:s text:c="6"/>|those_ <text:s text:c="7"/>|those_ <text:s text:c="7"/>|0 <text:s text:c="4"/>|48 <text:s text:c="3"/>|00 <text:s text:c="2"/>|00 <text:s text:c="5"/>|12.00 <text:s text:c="2"/>|28.80 <text:s text:c="5"/>|2.50 <text:s/>|2.00 <text:s/>|0.00 <text:s/>|0.60 <text:s text:c="5"/>| </text:p>
      <text:p text:style-name="P1">4 <text:s text:c="2"/>|1 <text:s text:c="6"/>|3 <text:s text:c="6"/>|shoes_ <text:s text:c="7"/>|shoes_ <text:s text:c="7"/>|0 <text:s text:c="4"/>|60 <text:s text:c="3"/>|00 <text:s text:c="2"/>|00 <text:s text:c="5"/>|12.00 <text:s text:c="2"/>|36.00 <text:s text:c="5"/>|2.00 <text:s/>|2.00 <text:s/>|0.00 <text:s/>|0.60 <text:s text:c="5"/>| </text:p>
      <text:p text:style-name="P1">4 <text:s text:c="2"/>|1 <text:s text:c="6"/>|3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 </text:p>
      <text:p text:style-name="P1">4 <text:s text:c="2"/>|1 <text:s text:c="6"/>|3 <text:s text:c="6"/>|i_ <text:s text:c="11"/>|i_ <text:s text:c="11"/>|0 <text:s text:c="4"/>|42 <text:s text:c="3"/>|00 <text:s text:c="2"/>|01 <text:s text:c="5"/>|8.00 <text:s text:c="3"/>|21.00 <text:s text:c="5"/>|1.14 <text:s/>|4.00 <text:s/>|0.00 <text:s/>|0.50 <text:s text:c="5"/>| </text:p>
      <text:p text:style-name="P1">4 <text:s text:c="2"/>|1 <text:s text:c="6"/>|3 <text:s text:c="6"/>|think_ <text:s text:c="7"/>|think_ <text:s text:c="7"/>|0 <text:s text:c="4"/>|100 <text:s text:c="2"/>|00 <text:s text:c="2"/>|01 <text:s text:c="5"/>|16.00 <text:s text:c="2"/>|50.00 <text:s text:c="5"/>|1.44 <text:s/>|2.67 <text:s/>|0.00 <text:s/>|0.50 <text:s text:c="5"/>| </text:p>
      <text:p text:style-name="P1">4 <text:s text:c="2"/>|1 <text:s text:c="6"/>|3 <text:s text:c="6"/>|there_ <text:s text:c="7"/>|there_ <text:s text:c="7"/>|0 <text:s text:c="4"/>|58 <text:s text:c="3"/>|00 <text:s text:c="2"/>|00 <text:s text:c="5"/>|12.00 <text:s text:c="2"/>|29.00 <text:s text:c="5"/>|2.48 <text:s/>|2.00 <text:s/>|0.00 <text:s/>|0.50 <text:s text:c="5"/>| </text:p>
      <text:p text:style-name="P1">4 <text:s text:c="2"/>|1 <text:s text:c="6"/>|3 <text:s text:c="6"/>|is_ <text:s text:c="10"/>|is_ <text:s text:c="10"/>|0 <text:s text:c="4"/>|24 <text:s text:c="3"/>|00 <text:s text:c="2"/>|00 <text:s text:c="5"/>|6.00 <text:s text:c="3"/>|12.00 <text:s text:c="5"/>|3.00 <text:s/>|2.00 <text:s/>|0.00 <text:s/>|0.50 <text:s text:c="5"/>| </text:p>
      <text:p text:style-name="P1">4 <text:s text:c="2"/>|1 <text:s text:c="6"/>|3 <text:s text:c="6"/>|a_ <text:s text:c="11"/>|a_ <text:s text:c="11"/>|0 <text:s text:c="4"/>|11 <text:s text:c="3"/>|00 <text:s text:c="2"/>|00 <text:s text:c="5"/>|4.00 <text:s text:c="3"/>|5.50 <text:s text:c="6"/>|4.36 <text:s/>|2.00 <text:s/>|0.00 <text:s/>|0.50 <text:s text:c="5"/>| </text:p>
      <text:p text:style-name="P1">4 <text:s text:c="2"/>|1 <text:s text:c="6"/>|3 <text:s text:c="6"/>|rat_ <text:s text:c="9"/>|rat_ <text:s text:c="9"/>|0 <text:s text:c="4"/>|33 <text:s text:c="3"/>|00 <text:s text:c="2"/>|00 <text:s text:c="5"/>|8.00 <text:s text:c="3"/>|16.50 <text:s text:c="5"/>|2.91 <text:s/>|2.00 <text:s/>|0.00 <text:s/>|0.50 <text:s text:c="5"/>| </text:p>
      <text:p text:style-name="P1">4 <text:s text:c="2"/>|1 <text:s text:c="6"/>|3 <text:s text:c="6"/>|in_ <text:s text:c="10"/>|in_ <text:s text:c="10"/>|0 <text:s text:c="4"/>|24 <text:s text:c="3"/>|00 <text:s text:c="2"/>|00 <text:s text:c="5"/>|6.00 <text:s text:c="3"/>|12.00 <text:s text:c="5"/>|3.00 <text:s/>|2.00 <text:s/>|0.00 <text:s/>|0.50 <text:s text:c="5"/>| </text:p>
      <text:p text:style-name="P1">4 <text:s text:c="2"/>|1 <text:s text:c="6"/>|3 <text:s text:c="6"/>|my_ <text:s text:c="10"/>|my_ <text:s text:c="10"/>|0 <text:s text:c="4"/>|30 <text:s text:c="3"/>|00 <text:s text:c="2"/>|00 <text:s text:c="5"/>|6.00 <text:s text:c="3"/>|15.00 <text:s text:c="5"/>|2.40 <text:s/>|2.00 <text:s/>|0.00 <text:s/>|0.50 <text:s text:c="5"/>| </text:p>
      <text:p text:style-name="P1">4 <text:s text:c="2"/>|1 <text:s text:c="6"/>|3 <text:s text:c="6"/>|room_ <text:s text:c="8"/>|room_ <text:s text:c="8"/>|0 <text:s text:c="4"/>|40 <text:s text:c="3"/>|00 <text:s text:c="2"/>|00 <text:s text:c="5"/>|10.00 <text:s text:c="2"/>|20.00 <text:s text:c="5"/>|3.00 <text:s/>|2.00 <text:s/>|0.00 <text:s/>|0.50 <text:s text:c="5"/>| </text:p>
      <text:p text:style-name="P1">4 <text:s text:c="2"/>|1 <text:s text:c="6"/>|3 <text:s text:c="6"/>|. <text:s text:c="12"/>|. <text:s text:c="12"/>|0 <text:s text:c="4"/>|52 <text:s text:c="3"/>|00 <text:s text:c="2"/>|01 <text:s text:c="5"/>|6.00 <text:s text:c="3"/>|26.00 <text:s text:c="5"/>|0.46 <text:s/>|6.00 <text:s/>|0.00 <text:s/>|0.50 <text:s text:c="5"/>| </text:p>
      <text:p text:style-name="P1">4 <text:s text:c="2"/>|1 <text:s text:c="6"/>|4 <text:s text:c="6"/>|you_ <text:s text:c="9"/>|you_ <text:s text:c="9"/>|0 <text:s text:c="4"/>|39 <text:s text:c="3"/>|00 <text:s text:c="2"/>|00 <text:s text:c="5"/>|8.00 <text:s text:c="3"/>|19.50 <text:s text:c="5"/>|2.46 <text:s/>|2.00 <text:s/>|0.00 <text:s/>|0.50 <text:s text:c="5"/>| </text:p>
      <text:p text:style-name="P1">4 <text:s text:c="2"/>|1 <text:s text:c="6"/>|4 <text:s text:c="6"/>|have_ <text:s text:c="8"/>|have_ <text:s text:c="8"/>|0 <text:s text:c="4"/>|31 <text:s text:c="3"/>|00 <text:s text:c="2"/>|00 <text:s text:c="5"/>|10.00 <text:s text:c="2"/>|15.50 <text:s text:c="5"/>|3.87 <text:s/>|2.00 <text:s/>|0.00 <text:s/>|0.50 <text:s text:c="5"/>| </text:p>
      <text:p text:style-name="P1">4 <text:s text:c="2"/>|1 <text:s text:c="6"/>|4 <text:s text:c="6"/>|a_ <text:s text:c="11"/>|a_ <text:s text:c="11"/>|0 <text:s text:c="4"/>|11 <text:s text:c="3"/>|00 <text:s text:c="2"/>|00 <text:s text:c="5"/>|4.00 <text:s text:c="3"/>|5.50 <text:s text:c="6"/>|4.36 <text:s/>|2.00 <text:s/>|0.00 <text:s/>|0.50 <text:s text:c="5"/>| </text:p>
      <text:p text:style-name="P1">4 <text:s text:c="2"/>|1 <text:s text:c="6"/>|4 <text:s text:c="6"/>|good_ <text:s text:c="8"/>|good_ <text:s text:c="8"/>|0 <text:s text:c="4"/>|40 <text:s text:c="3"/>|00 <text:s text:c="2"/>|00 <text:s text:c="5"/>|10.00 <text:s text:c="2"/>|20.00 <text:s text:c="5"/>|3.00 <text:s/>|2.00 <text:s/>|0.00 <text:s/>|0.50 <text:s text:c="5"/>| </text:p>
      <text:p text:style-name="P1">4 <text:s text:c="2"/>|1 <text:s text:c="6"/>|4 <text:s text:c="6"/>|sense_ <text:s text:c="7"/>|sense_ <text:s text:c="7"/>|0 <text:s text:c="4"/>|64 <text:s text:c="3"/>|00 <text:s text:c="2"/>|01 <text:s text:c="5"/>|16.00 <text:s text:c="2"/>|32.00 <text:s text:c="5"/>|2.25 <text:s/>|2.67 <text:s/>|0.00 <text:s/>|0.50 <text:s text:c="5"/>| </text:p>
      <text:p text:style-name="P1">4 <text:s text:c="2"/>|1 <text:s text:c="6"/>|4 <text:s text:c="6"/>|of_ <text:s text:c="10"/>|of_ <text:s text:c="10"/>|0 <text:s text:c="4"/>|20 <text:s text:c="3"/>|00 <text:s text:c="2"/>|00 <text:s text:c="5"/>|6.00 <text:s text:c="3"/>|10.00 <text:s text:c="5"/>|3.60 <text:s/>|2.00 <text:s/>|0.00 <text:s/>|0.50 <text:s text:c="5"/>| </text:p>
      <text:p text:style-name="P1">4 <text:s text:c="2"/>|1 <text:s text:c="6"/>|4 <text:s text:c="6"/>|humour_ <text:s text:c="6"/>|humour_ <text:s text:c="6"/>|0 <text:s text:c="4"/>|62 <text:s text:c="3"/>|00 <text:s text:c="2"/>|00 <text:s text:c="5"/>|14.00 <text:s text:c="2"/>|31.00 <text:s text:c="5"/>|2.71 <text:s/>|2.00 <text:s/>|0.00 <text:s/>|0.50 <text:s text:c="5"/>| </text:p>
      <text:p text:style-name="P1">4 <text:s text:c="2"/>|1 <text:s text:c="6"/>|4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 </text:p>
      <text:p text:style-name="P1">4 <text:s text:c="2"/>|1 <text:s text:c="6"/>|4 <text:s text:c="6"/>|give_ <text:s text:c="8"/>|give_ <text:s text:c="8"/>|0 <text:s text:c="4"/>|39 <text:s text:c="3"/>|00 <text:s text:c="2"/>|00 <text:s text:c="5"/>|10.00 <text:s text:c="2"/>|15.60 <text:s text:c="5"/>|3.85 <text:s/>|2.00 <text:s/>|0.00 <text:s/>|0.40 <text:s text:c="5"/>| </text:p>
      <text:p text:style-name="P1">4 <text:s text:c="2"/>|1 <text:s text:c="6"/>|4 <text:s text:c="6"/>|me_ <text:s text:c="10"/>|me_ <text:s text:c="10"/>|0 <text:s text:c="4"/>|28 <text:s text:c="3"/>|00 <text:s text:c="2"/>|00 <text:s text:c="5"/>|6.00 <text:s text:c="3"/>|11.20 <text:s text:c="5"/>|3.21 <text:s/>|2.00 <text:s/>|0.00 <text:s/>|0.40 <text:s text:c="5"/>| </text:p>
      <text:p text:style-name="P1">4 <text:s text:c="2"/>|1 <text:s text:c="6"/>|4 <text:s text:c="6"/>|my_ <text:s text:c="10"/>|my_ <text:s text:c="10"/>|0 <text:s text:c="4"/>|36 <text:s text:c="3"/>|00 <text:s text:c="2"/>|00 <text:s text:c="5"/>|6.00 <text:s text:c="3"/>|14.40 <text:s text:c="5"/>|2.50 <text:s/>|2.00 <text:s/>|0.00 <text:s/>|0.40 <text:s text:c="5"/>| </text:p>
      <text:p text:style-name="P1">4 <text:s text:c="2"/>|1 <text:s text:c="6"/>|4 <text:s text:c="6"/>|jacket_ <text:s text:c="6"/>|jacket_ <text:s text:c="6"/>|0 <text:s text:c="4"/>|96 <text:s text:c="3"/>|00 <text:s text:c="2"/>|02 <text:s text:c="5"/>|22.00 <text:s text:c="2"/>|38.40 <text:s text:c="5"/>|2.19 <text:s/>|3.14 <text:s/>|0.00 <text:s/>|0.40 <text:s text:c="5"/>| </text:p>
      <text:p text:style-name="P1">4 <text:s text:c="2"/>|1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 </text:p>
      <text:p text:style-name="P1">4 <text:s text:c="2"/>|1 <text:s text:c="6"/>|4 <text:s text:c="6"/>|i_ <text:s text:c="11"/>|i_ <text:s text:c="11"/>|0 <text:s text:c="4"/>|13 <text:s text:c="3"/>|00 <text:s text:c="2"/>|00 <text:s text:c="5"/>|4.00 <text:s text:c="3"/>|5.20 <text:s text:c="6"/>|4.62 <text:s/>|2.00 <text:s/>|0.00 <text:s/>|0.40 <text:s text:c="5"/>| </text:p>
      <text:p text:style-name="P1">4 <text:s text:c="2"/>|1 <text:s text:c="6"/>|4 <text:s text:c="6"/>|didnt_ <text:s text:c="7"/>|didnt_ <text:s text:c="7"/>|0 <text:s text:c="4"/>|142 <text:s text:c="2"/>|01 <text:s text:c="2"/>|02 <text:s text:c="5"/>|21.00 <text:s text:c="2"/>|56.80 <text:s text:c="5"/>|1.27 <text:s/>|3.50 <text:s/>|0.00 <text:s/>|0.40 <text:s text:c="5"/>| </text:p>
      <text:p text:style-name="P1">4 <text:s text:c="2"/>|1 <text:s text:c="6"/>|4 <text:s text:c="6"/>|sleep_ <text:s text:c="7"/>|sleep_ <text:s text:c="7"/>|0 <text:s text:c="4"/>|88 <text:s text:c="3"/>|01 <text:s text:c="2"/>|00 <text:s text:c="5"/>|13.00 <text:s text:c="2"/>|35.20 <text:s text:c="5"/>|2.05 <text:s/>|2.17 <text:s/>|0.00 <text:s/>|0.40 <text:s text:c="5"/>| </text:p>
      <text:p text:style-name="P1">4 <text:s text:c="2"/>|1 <text:s text:c="6"/>|4 <text:s text:c="6"/>|well_ <text:s text:c="8"/>|well_ <text:s text:c="8"/>|0 <text:s text:c="4"/>|39 <text:s text:c="3"/>|00 <text:s text:c="2"/>|00 <text:s text:c="5"/>|10.00 <text:s text:c="2"/>|15.60 <text:s text:c="5"/>|3.85 <text:s/>|2.00 <text:s/>|0.00 <text:s/>|0.40 <text:s text:c="5"/>| </text:p>
      <text:p text:style-name="P1">4 <text:s text:c="2"/>|1 <text:s text:c="6"/>|4 <text:s text:c="6"/>|last_ <text:s text:c="8"/>|last_ <text:s text:c="8"/>|0 <text:s text:c="4"/>|42 <text:s text:c="3"/>|00 <text:s text:c="2"/>|00 <text:s text:c="5"/>|10.00 <text:s text:c="2"/>|16.80 <text:s text:c="5"/>|3.57 <text:s/>|2.00 <text:s/>|0.00 <text:s/>|0.40 <text:s text:c="5"/>| </text:p>
      <text:p text:style-name="P1">4 <text:s text:c="2"/>|1 <text:s text:c="6"/>|4 <text:s text:c="6"/>|night_ <text:s text:c="7"/>|night_ <text:s text:c="7"/>|0 <text:s text:c="4"/>|115 <text:s text:c="2"/>|01 <text:s text:c="2"/>|01 <text:s text:c="5"/>|17.00 <text:s text:c="2"/>|46.00 <text:s text:c="5"/>|1.57 <text:s/>|2.83 <text:s/>|0.00 <text:s/>|0.40 <text:s text:c="5"/>| </text:p>
      <text:p text:style-name="P1">4 <text:s text:c="2"/>|1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 </text:p>
      <text:p text:style-name="P1">4 <text:s text:c="2"/>|1 <text:s text:c="6"/>|4 <text:s text:c="6"/>|i_ <text:s text:c="11"/>|i_ <text:s text:c="11"/>|0 <text:s text:c="4"/>|20 <text:s text:c="3"/>|00 <text:s text:c="2"/>|00 <text:s text:c="5"/>|4.00 <text:s text:c="3"/>|8.00 <text:s text:c="6"/>|3.00 <text:s/>|2.00 <text:s/>|0.00 <text:s/>|0.40 <text:s text:c="5"/>| </text:p>
      <text:p text:style-name="P1">4 <text:s text:c="2"/>|1 <text:s text:c="6"/>|4 <text:s text:c="6"/>|need_ <text:s text:c="8"/>|need_ <text:s text:c="8"/>|0 <text:s text:c="4"/>|33 <text:s text:c="3"/>|00 <text:s text:c="2"/>|00 <text:s text:c="5"/>|10.00 <text:s text:c="2"/>|13.20 <text:s text:c="5"/>|4.55 <text:s/>|2.00 <text:s/>|0.00 <text:s/>|0.40 <text:s text:c="5"/>| </text:p>
      <text:p text:style-name="P1">4 <text:s text:c="2"/>|1 <text:s text:c="6"/>|4 <text:s text:c="6"/>|to_ <text:s text:c="10"/>|to_ <text:s text:c="10"/>|0 <text:s text:c="4"/>|25 <text:s text:c="3"/>|00 <text:s text:c="2"/>|00 <text:s text:c="5"/>|6.00 <text:s text:c="3"/>|10.00 <text:s text:c="5"/>|3.60 <text:s/>|2.00 <text:s/>|0.00 <text:s/>|0.40 <text:s text:c="5"/>| </text:p>
      <text:p text:style-name="P1">4 <text:s text:c="2"/>|1 <text:s text:c="6"/>|4 <text:s text:c="6"/>|change_ <text:s text:c="6"/>|change_ <text:s text:c="6"/>|0 <text:s text:c="4"/>|46 <text:s text:c="3"/>|00 <text:s text:c="2"/>|00 <text:s text:c="5"/>|14.00 <text:s text:c="2"/>|18.40 <text:s text:c="5"/>|4.57 <text:s/>|2.00 <text:s/>|0.00 <text:s/>|0.40 <text:s text:c="5"/>| </text:p>
      <text:p text:style-name="P1">4 <text:s text:c="2"/>|2 <text:s text:c="6"/>|1 <text:s text:c="6"/>|you_ <text:s text:c="9"/>|you_ <text:s text:c="9"/>|0 <text:s text:c="4"/>|62 <text:s text:c="3"/>|00 <text:s text:c="2"/>|01 <text:s text:c="5"/>|12.00 <text:s text:c="2"/>|31.00 <text:s text:c="5"/>|1.55 <text:s/>|3.00 <text:s/>|0.00 <text:s/>|0.50 <text:s text:c="5"/>| </text:p>
      <text:p text:style-name="P1">4 <text:s text:c="2"/>|2 <text:s text:c="6"/>|1 <text:s text:c="6"/>|know_ <text:s text:c="8"/>|knoba_ <text:s text:c="7"/>|1 <text:s text:c="4"/>|124 <text:s text:c="2"/>|00 <text:s text:c="2"/>|02 <text:s text:c="5"/>|20.00 <text:s text:c="2"/>|62.00 <text:s text:c="5"/>|1.16 <text:s/>|4.00 <text:s/>|40.00 |0.50 <text:s text:c="5"/>| </text:p>
      <text:p text:style-name="P1">4 <text:s text:c="2"/>|2 <text:s text:c="6"/>|1 <text:s text:c="6"/>|this_ <text:s text:c="8"/>|this_ <text:s text:c="8"/>|0 <text:s text:c="4"/>|89 <text:s text:c="3"/>|00 <text:s text:c="2"/>|02 <text:s text:c="5"/>|18.00 <text:s text:c="2"/>|44.50 <text:s text:c="5"/>|1.35 <text:s/>|3.60 <text:s/>|0.00 <text:s/>|0.50 <text:s text:c="5"/>| </text:p>
      <text:p text:style-name="P1">4 <text:s text:c="2"/>|2 <text:s text:c="6"/>|1 <text:s text:c="6"/>|is_ <text:s text:c="10"/>|is_ <text:s text:c="10"/>|0 <text:s text:c="4"/>|31 <text:s text:c="3"/>|00 <text:s text:c="2"/>|00 <text:s text:c="5"/>|6.00 <text:s text:c="3"/>|15.50 <text:s text:c="5"/>|2.32 <text:s/>|2.00 <text:s/>|0.00 <text:s/>|0.50 <text:s text:c="5"/>| </text:p>
      <text:p text:style-name="P1">4 <text:s text:c="2"/>|2 <text:s text:c="6"/>|1 <text:s text:c="6"/>|not_ <text:s text:c="9"/>|notos_ <text:s text:c="7"/>|1 <text:s text:c="4"/>|105 <text:s text:c="2"/>|00 <text:s text:c="2"/>|01 <text:s text:c="5"/>|16.00 <text:s text:c="2"/>|52.50 <text:s text:c="5"/>|1.37 <text:s/>|4.00 <text:s/>|50.00 |0.50 <text:s text:c="5"/>| </text:p>
      <text:p text:style-name="P1">4 <text:s text:c="2"/>|2 <text:s text:c="6"/>|1 <text:s text:c="6"/>|the_ <text:s text:c="9"/>|theaa_ <text:s text:c="7"/>|1 <text:s text:c="4"/>|138 <text:s text:c="2"/>|00 <text:s text:c="2"/>|02 <text:s text:c="5"/>|20.00 <text:s text:c="2"/>|69.00 <text:s text:c="5"/>|1.04 <text:s/>|5.00 <text:s/>|50.00 |0.50 <text:s text:c="5"/>| </text:p>
      <text:p text:style-name="P1">4 <text:s text:c="2"/>|2 <text:s text:c="6"/>|2 <text:s text:c="6"/>|type_ <text:s text:c="8"/>|type_ <text:s text:c="8"/>|0 <text:s text:c="4"/>|75 <text:s text:c="3"/>|00 <text:s text:c="2"/>|01 <text:s text:c="5"/>|14.00 <text:s text:c="2"/>|45.00 <text:s text:c="5"/>|1.33 <text:s/>|2.80 <text:s/>|0.00 <text:s/>|0.60 <text:s text:c="5"/>| </text:p>
      <text:p text:style-name="P1">4 <text:s text:c="2"/>|2 <text:s text:c="6"/>|2 <text:s text:c="6"/>|email_ <text:s text:c="7"/>|email_ <text:s text:c="7"/>|0 <text:s text:c="4"/>|39 <text:s text:c="3"/>|00 <text:s text:c="2"/>|00 <text:s text:c="5"/>|12.00 <text:s text:c="2"/>|23.40 <text:s text:c="5"/>|3.08 <text:s/>|2.00 <text:s/>|0.00 <text:s/>|0.60 <text:s text:c="5"/>| </text:p>
      <text:p text:style-name="P1">4 <text:s text:c="2"/>|2 <text:s text:c="6"/>|2 <text:s text:c="6"/>|message_ <text:s text:c="5"/>|message_ <text:s text:c="5"/>|0 <text:s text:c="4"/>|57 <text:s text:c="3"/>|00 <text:s text:c="2"/>|00 <text:s text:c="5"/>|16.00 <text:s text:c="2"/>|34.20 <text:s text:c="5"/>|2.81 <text:s/>|2.00 <text:s/>|0.00 <text:s/>|0.60 <text:s text:c="5"/>| </text:p>
      <text:p text:style-name="P1">4 <text:s text:c="2"/>|2 <text:s text:c="6"/>|2 <text:s text:c="6"/>|for_ <text:s text:c="9"/>|fu_ <text:s text:c="10"/>|1 <text:s text:c="4"/>|22 <text:s text:c="3"/>|00 <text:s text:c="2"/>|00 <text:s text:c="5"/>|6.00 <text:s text:c="3"/>|13.20 <text:s text:c="5"/>|2.73 <text:s/>|1.50 <text:s/>|50.00 |0.60 <text:s text:c="5"/>| </text:p>
      <text:p text:style-name="P1">4 <text:s text:c="2"/>|2 <text:s text:c="6"/>|2 <text:s text:c="6"/>|me_ <text:s text:c="10"/>|me_ <text:s text:c="10"/>|0 <text:s text:c="4"/>|27 <text:s text:c="3"/>|00 <text:s text:c="2"/>|00 <text:s text:c="5"/>|6.00 <text:s text:c="3"/>|16.20 <text:s text:c="5"/>|2.22 <text:s/>|2.00 <text:s/>|0.00 <text:s/>|0.60 <text:s text:c="5"/>| </text:p>
      <text:p text:style-name="P1">4 <text:s text:c="2"/>|2 <text:s text:c="6"/>|2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 </text:p>
      <text:p text:style-name="P1">4 <text:s text:c="2"/>|2 <text:s text:c="6"/>|2 <text:s text:c="6"/>|i_ <text:s text:c="11"/>|ia_ <text:s text:c="10"/>|1 <text:s text:c="4"/>|38 <text:s text:c="3"/>|00 <text:s text:c="2"/>|00 <text:s text:c="5"/>|8.00 <text:s text:c="3"/>|22.80 <text:s text:c="5"/>|1.58 <text:s/>|4.00 <text:s/>|50.00 |0.60 <text:s text:c="5"/>| </text:p>
      <text:p text:style-name="P1">4 <text:s text:c="2"/>|2 <text:s text:c="6"/>|2 <text:s text:c="6"/>|love_ <text:s text:c="8"/>|love_ <text:s text:c="8"/>|0 <text:s text:c="4"/>|42 <text:s text:c="3"/>|00 <text:s text:c="2"/>|00 <text:s text:c="5"/>|10.00 <text:s text:c="2"/>|25.20 <text:s text:c="5"/>|2.38 <text:s/>|2.00 <text:s/>|0.00 <text:s/>|0.60 <text:s text:c="5"/>| </text:p>
      <text:p text:style-name="P1">4 <text:s text:c="2"/>|2 <text:s text:c="6"/>|2 <text:s text:c="6"/>|you_ <text:s text:c="9"/>|you_ <text:s text:c="9"/>|0 <text:s text:c="4"/>|32 <text:s text:c="3"/>|00 <text:s text:c="2"/>|00 <text:s text:c="5"/>|8.00 <text:s text:c="3"/>|19.20 <text:s text:c="5"/>|2.50 <text:s/>|2.00 <text:s/>|0.00 <text:s/>|0.60 <text:s text:c="5"/>| </text:p>
      <text:p text:style-name="P1">4 <text:s text:c="2"/>|2 <text:s text:c="6"/>|2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 </text:p>
      <text:p text:style-name="P1">4 <text:s text:c="2"/>|2 <text:s text:c="6"/>|2 <text:s text:c="6"/>|i_ <text:s text:c="11"/>|i_ <text:s text:c="11"/>|0 <text:s text:c="4"/>|13 <text:s text:c="3"/>|00 <text:s text:c="2"/>|00 <text:s text:c="5"/>|4.00 <text:s text:c="3"/>|6.50 <text:s text:c="6"/>|3.69 <text:s/>|2.00 <text:s/>|0.00 <text:s/>|0.50 <text:s text:c="5"/>| </text:p>
      <text:p text:style-name="P1">4 <text:s text:c="2"/>|2 <text:s text:c="6"/>|2 <text:s text:c="6"/>|cant_ <text:s text:c="8"/>|cant_ <text:s text:c="8"/>|0 <text:s text:c="4"/>|39 <text:s text:c="3"/>|00 <text:s text:c="2"/>|00 <text:s text:c="5"/>|10.00 <text:s text:c="2"/>|19.50 <text:s text:c="5"/>|3.08 <text:s/>|2.00 <text:s/>|0.00 <text:s/>|0.50 <text:s text:c="5"/>| </text:p>
      <text:p text:style-name="P1">4 <text:s text:c="2"/>|2 <text:s text:c="6"/>|2 <text:s text:c="6"/>|wait_ <text:s text:c="8"/>|wait_ <text:s text:c="8"/>|0 <text:s text:c="4"/>|38 <text:s text:c="3"/>|00 <text:s text:c="2"/>|00 <text:s text:c="5"/>|10.00 <text:s text:c="2"/>|19.00 <text:s text:c="5"/>|3.16 <text:s/>|2.00 <text:s/>|0.00 <text:s/>|0.50 <text:s text:c="5"/>| </text:p>
      <text:p text:style-name="P1">4 <text:s text:c="2"/>|2 <text:s text:c="6"/>|2 <text:s text:c="6"/>|to_ <text:s text:c="10"/>|to_ <text:s text:c="10"/>|0 <text:s text:c="4"/>|57 <text:s text:c="3"/>|01 <text:s text:c="2"/>|00 <text:s text:c="5"/>|7.00 <text:s text:c="3"/>|28.50 <text:s text:c="5"/>|1.26 <text:s/>|2.33 <text:s/>|0.00 <text:s/>|0.50 <text:s text:c="5"/>| </text:p>
      <text:p text:style-name="P1">4 <text:s text:c="2"/>|2 <text:s text:c="6"/>|2 <text:s text:c="6"/>|see_ <text:s text:c="9"/>|seee_ <text:s text:c="8"/>|1 <text:s text:c="4"/>|52 <text:s text:c="3"/>|00 <text:s text:c="2"/>|01 <text:s text:c="5"/>|14.00 <text:s text:c="2"/>|26.00 <text:s text:c="5"/>|2.31 <text:s/>|3.50 <text:s/>|25.00 |0.50 <text:s text:c="5"/>| </text:p>
      <text:p text:style-name="P1"><text:soft-page-break/>user|session |subsess |grnd_truth <text:s text:c="3"/>|select <text:s text:c="7"/>|is_err|nscans|nundo|n_delete|n_clicks|total_time |wpm <text:s text:c="2"/>|cpc <text:s text:c="2"/>|%error|scan_delay| </text:p>
      <text:p text:style-name="P1">4 <text:s text:c="2"/>|2 <text:s text:c="6"/>|2 <text:s text:c="6"/>|your_ <text:s text:c="8"/>|your_ <text:s text:c="8"/>|0 <text:s text:c="4"/>|42 <text:s text:c="3"/>|00 <text:s text:c="2"/>|00 <text:s text:c="5"/>|10.00 <text:s text:c="2"/>|21.00 <text:s text:c="5"/>|2.86 <text:s/>|2.00 <text:s/>|0.00 <text:s/>|0.50 <text:s text:c="5"/>| </text:p>
      <text:p text:style-name="P1">4 <text:s text:c="2"/>|2 <text:s text:c="6"/>|2 <text:s text:c="6"/>|new_ <text:s text:c="9"/>|new_ <text:s text:c="9"/>|0 <text:s text:c="4"/>|33 <text:s text:c="3"/>|00 <text:s text:c="2"/>|00 <text:s text:c="5"/>|8.00 <text:s text:c="3"/>|16.50 <text:s text:c="5"/>|2.91 <text:s/>|2.00 <text:s/>|0.00 <text:s/>|0.50 <text:s text:c="5"/>| </text:p>
      <text:p text:style-name="P1">4 <text:s text:c="2"/>|2 <text:s text:c="6"/>|2 <text:s text:c="6"/>|laptop_ <text:s text:c="6"/>|laptop_ <text:s text:c="6"/>|0 <text:s text:c="4"/>|54 <text:s text:c="3"/>|00 <text:s text:c="2"/>|00 <text:s text:c="5"/>|14.00 <text:s text:c="2"/>|27.00 <text:s text:c="5"/>|3.11 <text:s/>|2.00 <text:s/>|0.00 <text:s/>|0.50 <text:s text:c="5"/>| </text:p>
      <text:p text:style-name="P1">4 <text:s text:c="2"/>|2 <text:s text:c="6"/>|2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 </text:p>
      <text:p text:style-name="P1">4 <text:s text:c="2"/>|2 <text:s text:c="6"/>|2 <text:s text:c="6"/>|how_ <text:s text:c="9"/>|how_ <text:s text:c="9"/>|0 <text:s text:c="4"/>|37 <text:s text:c="3"/>|00 <text:s text:c="2"/>|00 <text:s text:c="5"/>|8.00 <text:s text:c="3"/>|18.50 <text:s text:c="5"/>|2.59 <text:s/>|2.00 <text:s/>|0.00 <text:s/>|0.50 <text:s text:c="5"/>| </text:p>
      <text:p text:style-name="P1">4 <text:s text:c="2"/>|2 <text:s text:c="6"/>|2 <text:s text:c="6"/>|is_ <text:s text:c="10"/>|is_ <text:s text:c="10"/>|0 <text:s text:c="4"/>|24 <text:s text:c="3"/>|00 <text:s text:c="2"/>|00 <text:s text:c="5"/>|6.00 <text:s text:c="3"/>|12.00 <text:s text:c="5"/>|3.00 <text:s/>|2.00 <text:s/>|0.00 <text:s/>|0.50 <text:s text:c="5"/>| </text:p>
      <text:p text:style-name="P1">4 <text:s text:c="2"/>|2 <text:s text:c="6"/>|2 <text:s text:c="6"/>|my_ <text:s text:c="10"/>|my_ <text:s text:c="10"/>|0 <text:s text:c="4"/>|29 <text:s text:c="3"/>|00 <text:s text:c="2"/>|00 <text:s text:c="5"/>|6.00 <text:s text:c="3"/>|14.50 <text:s text:c="5"/>|2.48 <text:s/>|2.00 <text:s/>|0.00 <text:s/>|0.50 <text:s text:c="5"/>| </text:p>
      <text:p text:style-name="P1">4 <text:s text:c="2"/>|2 <text:s text:c="6"/>|2 <text:s text:c="6"/>|cat_ <text:s text:c="9"/>|cat_ <text:s text:c="9"/>|0 <text:s text:c="4"/>|32 <text:s text:c="3"/>|00 <text:s text:c="2"/>|00 <text:s text:c="5"/>|8.00 <text:s text:c="3"/>|16.00 <text:s text:c="5"/>|3.00 <text:s/>|2.00 <text:s/>|0.00 <text:s/>|0.50 <text:s text:c="5"/>| </text:p>
      <text:p text:style-name="P1">4 <text:s text:c="2"/>|2 <text:s text:c="6"/>|2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 </text:p>
      <text:p text:style-name="P1">4 <text:s text:c="2"/>|2 <text:s text:c="6"/>|3 <text:s text:c="6"/>|sure_ <text:s text:c="8"/>|sure_ <text:s text:c="8"/>|0 <text:s text:c="4"/>|40 <text:s text:c="3"/>|00 <text:s text:c="2"/>|00 <text:s text:c="5"/>|10.00 <text:s text:c="2"/>|16.00 <text:s text:c="5"/>|3.75 <text:s/>|2.00 <text:s/>|0.00 <text:s/>|0.40 <text:s text:c="5"/>| </text:p>
      <text:p text:style-name="P1">4 <text:s text:c="2"/>|2 <text:s text:c="6"/>|3 <text:s text:c="6"/>|is_ <text:s text:c="10"/>|is_ <text:s text:c="10"/>|0 <text:s text:c="4"/>|24 <text:s text:c="3"/>|00 <text:s text:c="2"/>|00 <text:s text:c="5"/>|6.00 <text:s text:c="3"/>|9.60 <text:s text:c="6"/>|3.75 <text:s/>|2.00 <text:s/>|0.00 <text:s/>|0.40 <text:s text:c="5"/>| </text:p>
      <text:p text:style-name="P1">4 <text:s text:c="2"/>|2 <text:s text:c="6"/>|3 <text:s text:c="6"/>|storming_ <text:s text:c="4"/>|storning_ <text:s text:c="4"/>|1 <text:s text:c="4"/>|109 <text:s text:c="2"/>|00 <text:s text:c="2"/>|01 <text:s text:c="5"/>|22.00 <text:s text:c="2"/>|43.60 <text:s text:c="5"/>|2.48 <text:s/>|2.44 <text:s/>|11.11 |0.40 <text:s text:c="5"/>| </text:p>
      <text:p text:style-name="P1">4 <text:s text:c="2"/>|2 <text:s text:c="6"/>|3 <text:s text:c="6"/>|hard_ <text:s text:c="8"/>|hard_ <text:s text:c="8"/>|0 <text:s text:c="4"/>|35 <text:s text:c="3"/>|00 <text:s text:c="2"/>|00 <text:s text:c="5"/>|10.00 <text:s text:c="2"/>|14.00 <text:s text:c="5"/>|4.29 <text:s/>|2.00 <text:s/>|0.00 <text:s/>|0.40 <text:s text:c="5"/>| </text:p>
      <text:p text:style-name="P1">4 <text:s text:c="2"/>|2 <text:s text:c="6"/>|3 <text:s text:c="6"/>|. <text:s text:c="12"/>|. <text:s text:c="12"/>|0 <text:s text:c="4"/>|15 <text:s text:c="3"/>|00 <text:s text:c="2"/>|00 <text:s text:c="5"/>|2.00 <text:s text:c="3"/>|6.00 <text:s text:c="6"/>|2.00 <text:s/>|2.00 <text:s/>|0.00 <text:s/>|0.40 <text:s text:c="5"/>| </text:p>
      <text:p text:style-name="P1">4 <text:s text:c="2"/>|2 <text:s text:c="6"/>|3 <text:s text:c="6"/>|i_ <text:s text:c="11"/>|i_ <text:s text:c="11"/>|0 <text:s text:c="4"/>|12 <text:s text:c="3"/>|00 <text:s text:c="2"/>|00 <text:s text:c="5"/>|4.00 <text:s text:c="3"/>|4.80 <text:s text:c="6"/>|5.00 <text:s/>|2.00 <text:s/>|0.00 <text:s/>|0.40 <text:s text:c="5"/>| </text:p>
      <text:p text:style-name="P1">4 <text:s text:c="2"/>|2 <text:s text:c="6"/>|3 <text:s text:c="6"/>|wish_ <text:s text:c="8"/>|wish_ <text:s text:c="8"/>|0 <text:s text:c="4"/>|83 <text:s text:c="3"/>|01 <text:s text:c="2"/>|00 <text:s text:c="5"/>|11.00 <text:s text:c="2"/>|33.20 <text:s text:c="5"/>|1.81 <text:s/>|2.20 <text:s/>|0.00 <text:s/>|0.40 <text:s text:c="5"/>| </text:p>
      <text:p text:style-name="P1">4 <text:s text:c="2"/>|2 <text:s text:c="6"/>|3 <text:s text:c="6"/>|i_ <text:s text:c="11"/>|i_ <text:s text:c="11"/>|0 <text:s text:c="4"/>|12 <text:s text:c="3"/>|00 <text:s text:c="2"/>|00 <text:s text:c="5"/>|4.00 <text:s text:c="3"/>|4.80 <text:s text:c="6"/>|5.00 <text:s/>|2.00 <text:s/>|0.00 <text:s/>|0.40 <text:s text:c="5"/>| </text:p>
      <text:p text:style-name="P1">4 <text:s text:c="2"/>|2 <text:s text:c="6"/>|3 <text:s text:c="6"/>|could_ <text:s text:c="7"/>|could_ <text:s text:c="7"/>|0 <text:s text:c="4"/>|67 <text:s text:c="3"/>|00 <text:s text:c="2"/>|01 <text:s text:c="5"/>|16.00 <text:s text:c="2"/>|26.80 <text:s text:c="5"/>|2.69 <text:s/>|2.67 <text:s/>|0.00 <text:s/>|0.40 <text:s text:c="5"/>| </text:p>
      <text:p text:style-name="P1">4 <text:s text:c="2"/>|2 <text:s text:c="6"/>|3 <text:s text:c="6"/>|join_ <text:s text:c="8"/>|join_ <text:s text:c="8"/>|0 <text:s text:c="4"/>|38 <text:s text:c="3"/>|00 <text:s text:c="2"/>|00 <text:s text:c="5"/>|10.00 <text:s text:c="2"/>|15.20 <text:s text:c="5"/>|3.95 <text:s/>|2.00 <text:s/>|0.00 <text:s/>|0.40 <text:s text:c="5"/>| </text:p>
      <text:p text:style-name="P1">4 <text:s text:c="2"/>|2 <text:s text:c="6"/>|3 <text:s text:c="6"/>|you_ <text:s text:c="9"/>|you_ <text:s text:c="9"/>|0 <text:s text:c="4"/>|32 <text:s text:c="3"/>|00 <text:s text:c="2"/>|00 <text:s text:c="5"/>|8.00 <text:s text:c="3"/>|12.80 <text:s text:c="5"/>|3.75 <text:s/>|2.00 <text:s/>|0.00 <text:s/>|0.40 <text:s text:c="5"/>| </text:p>
      <text:p text:style-name="P1">4 <text:s text:c="2"/>|2 <text:s text:c="6"/>|3 <text:s text:c="6"/>|in_ <text:s text:c="10"/>|in_ <text:s text:c="10"/>|0 <text:s text:c="4"/>|24 <text:s text:c="3"/>|00 <text:s text:c="2"/>|00 <text:s text:c="5"/>|6.00 <text:s text:c="3"/>|9.60 <text:s text:c="6"/>|3.75 <text:s/>|2.00 <text:s/>|0.00 <text:s/>|0.40 <text:s text:c="5"/>| </text:p>
      <text:p text:style-name="P1">4 <text:s text:c="2"/>|2 <text:s text:c="6"/>|3 <text:s text:c="6"/>|trip_ <text:s text:c="8"/>|trip_ <text:s text:c="8"/>|0 <text:s text:c="4"/>|80 <text:s text:c="3"/>|01 <text:s text:c="2"/>|00 <text:s text:c="5"/>|11.00 <text:s text:c="2"/>|32.00 <text:s text:c="5"/>|1.88 <text:s/>|2.20 <text:s/>|0.00 <text:s/>|0.40 <text:s text:c="5"/>| </text:p>
      <text:p text:style-name="P1">4 <text:s text:c="2"/>|2 <text:s text:c="6"/>|3 <text:s text:c="6"/>|. <text:s text:c="12"/>|. <text:s text:c="12"/>|0 <text:s text:c="4"/>|15 <text:s text:c="3"/>|00 <text:s text:c="2"/>|00 <text:s text:c="5"/>|2.00 <text:s text:c="3"/>|6.00 <text:s text:c="6"/>|2.00 <text:s/>|2.00 <text:s/>|0.00 <text:s/>|0.40 <text:s text:c="5"/>| </text:p>
      <text:p text:style-name="P1">4 <text:s text:c="2"/>|2 <text:s text:c="6"/>|3 <text:s text:c="6"/>|going_ <text:s text:c="7"/>|going_ <text:s text:c="7"/>|0 <text:s text:c="4"/>|50 <text:s text:c="3"/>|00 <text:s text:c="2"/>|00 <text:s text:c="5"/>|12.00 <text:s text:c="2"/>|20.00 <text:s text:c="5"/>|3.60 <text:s/>|2.00 <text:s/>|0.00 <text:s/>|0.40 <text:s text:c="5"/>| </text:p>
      <text:p text:style-name="P1">4 <text:s text:c="2"/>|2 <text:s text:c="6"/>|3 <text:s text:c="6"/>|to_ <text:s text:c="10"/>|to_ <text:s text:c="10"/>|0 <text:s text:c="4"/>|26 <text:s text:c="3"/>|00 <text:s text:c="2"/>|00 <text:s text:c="5"/>|6.00 <text:s text:c="3"/>|10.40 <text:s text:c="5"/>|3.46 <text:s/>|2.00 <text:s/>|0.00 <text:s/>|0.40 <text:s text:c="5"/>| </text:p>
      <text:p text:style-name="P1">4 <text:s text:c="2"/>|2 <text:s text:c="6"/>|3 <text:s text:c="6"/>|bed_ <text:s text:c="9"/>|bed_ <text:s text:c="9"/>|0 <text:s text:c="4"/>|22 <text:s text:c="3"/>|00 <text:s text:c="2"/>|00 <text:s text:c="5"/>|8.00 <text:s text:c="3"/>|8.80 <text:s text:c="6"/>|5.45 <text:s/>|2.00 <text:s/>|0.00 <text:s/>|0.40 <text:s text:c="5"/>| </text:p>
      <text:p text:style-name="P1">4 <text:s text:c="2"/>|2 <text:s text:c="6"/>|3 <text:s text:c="6"/>|. <text:s text:c="12"/>|eh <text:s text:c="11"/>|1 <text:s text:c="4"/>|30 <text:s text:c="3"/>|00 <text:s text:c="2"/>|00 <text:s text:c="5"/>|4.00 <text:s text:c="3"/>|12.00 <text:s text:c="5"/>|2.00 <text:s/>|4.00 <text:s/>|200.00|0.40 <text:s text:c="5"/>| </text:p>
      <text:p text:style-name="P1">4 <text:s text:c="2"/>|2 <text:s text:c="6"/>|3 <text:s text:c="6"/>|please_ <text:s text:c="6"/>|please_ <text:s text:c="6"/>|0 <text:s text:c="4"/>|47 <text:s text:c="3"/>|00 <text:s text:c="2"/>|00 <text:s text:c="5"/>|14.00 <text:s text:c="2"/>|18.80 <text:s text:c="5"/>|4.47 <text:s/>|2.00 <text:s/>|0.00 <text:s/>|0.40 <text:s text:c="5"/>| </text:p>
      <text:p text:style-name="P1">4 <text:s text:c="2"/>|2 <text:s text:c="6"/>|3 <text:s text:c="6"/>|take_ <text:s text:c="8"/>|take_ <text:s text:c="8"/>|0 <text:s text:c="4"/>|34 <text:s text:c="3"/>|00 <text:s text:c="2"/>|00 <text:s text:c="5"/>|10.00 <text:s text:c="2"/>|13.60 <text:s text:c="5"/>|4.41 <text:s/>|2.00 <text:s/>|0.00 <text:s/>|0.40 <text:s text:c="5"/>| </text:p>
      <text:p text:style-name="P1">4 <text:s text:c="2"/>|2 <text:s text:c="6"/>|3 <text:s text:c="6"/>|a_ <text:s text:c="11"/>|a_ <text:s text:c="11"/>|0 <text:s text:c="4"/>|11 <text:s text:c="3"/>|00 <text:s text:c="2"/>|00 <text:s text:c="5"/>|4.00 <text:s text:c="3"/>|4.40 <text:s text:c="6"/>|5.45 <text:s/>|2.00 <text:s/>|0.00 <text:s/>|0.40 <text:s text:c="5"/>| </text:p>
      <text:p text:style-name="P1">4 <text:s text:c="2"/>|2 <text:s text:c="6"/>|3 <text:s text:c="6"/>|photo_ <text:s text:c="7"/>|photo_ <text:s text:c="7"/>|0 <text:s text:c="4"/>|114 <text:s text:c="2"/>|02 <text:s text:c="2"/>|00 <text:s text:c="5"/>|14.00 <text:s text:c="2"/>|45.60 <text:s text:c="5"/>|1.58 <text:s/>|2.33 <text:s/>|0.00 <text:s/>|0.40 <text:s text:c="5"/>| </text:p>
      <text:p text:style-name="P1">4 <text:s text:c="2"/>|2 <text:s text:c="6"/>|3 <text:s text:c="6"/>|of_ <text:s text:c="10"/>|of_ <text:s text:c="10"/>|0 <text:s text:c="4"/>|20 <text:s text:c="3"/>|00 <text:s text:c="2"/>|00 <text:s text:c="5"/>|6.00 <text:s text:c="3"/>|8.00 <text:s text:c="6"/>|4.50 <text:s/>|2.00 <text:s/>|0.00 <text:s/>|0.40 <text:s text:c="5"/>| </text:p>
      <text:p text:style-name="P1">4 <text:s text:c="2"/>|2 <text:s text:c="6"/>|3 <text:s text:c="6"/>|me_ <text:s text:c="10"/>|ne_ <text:s text:c="10"/>|1 <text:s text:c="4"/>|23 <text:s text:c="3"/>|00 <text:s text:c="2"/>|00 <text:s text:c="5"/>|6.00 <text:s text:c="3"/>|9.20 <text:s text:c="6"/>|3.91 <text:s/>|2.00 <text:s/>|33.33 |0.40 <text:s text:c="5"/>| </text:p>
      <text:p text:style-name="P1">4 <text:s text:c="2"/>|2 <text:s text:c="6"/>|3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 </text:p>
      <text:p text:style-name="P1">4 <text:s text:c="2"/>|2 <text:s text:c="6"/>|3 <text:s text:c="6"/>|this_ <text:s text:c="8"/>|this_ <text:s text:c="8"/>|0 <text:s text:c="4"/>|149 <text:s text:c="2"/>|01 <text:s text:c="2"/>|03 <text:s text:c="5"/>|23.00 <text:s text:c="2"/>|59.60 <text:s text:c="5"/>|1.01 <text:s/>|4.60 <text:s/>|0.00 <text:s/>|0.40 <text:s text:c="5"/>| </text:p>
      <text:p text:style-name="P1">4 <text:s text:c="2"/>|2 <text:s text:c="6"/>|3 <text:s text:c="6"/>|is_ <text:s text:c="10"/>|is_ <text:s text:c="10"/>|0 <text:s text:c="4"/>|24 <text:s text:c="3"/>|00 <text:s text:c="2"/>|00 <text:s text:c="5"/>|6.00 <text:s text:c="3"/>|9.60 <text:s text:c="6"/>|3.75 <text:s/>|2.00 <text:s/>|0.00 <text:s/>|0.40 <text:s text:c="5"/>| </text:p>
      <text:p text:style-name="P1">4 <text:s text:c="2"/>|2 <text:s text:c="6"/>|3 <text:s text:c="6"/>|awesome_ <text:s text:c="5"/>|awesome_ <text:s text:c="5"/>|0 <text:s text:c="4"/>|77 <text:s text:c="3"/>|00 <text:s text:c="2"/>|01 <text:s text:c="5"/>|20.00 <text:s text:c="2"/>|30.80 <text:s text:c="5"/>|3.12 <text:s/>|2.50 <text:s/>|0.00 <text:s/>|0.40 <text:s text:c="5"/>| </text:p>
      <text:p text:style-name="P1">4 <text:s text:c="2"/>|2 <text:s text:c="6"/>|3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 </text:p>
      <text:p text:style-name="P1">4 <text:s text:c="2"/>|2 <text:s text:c="6"/>|4 <text:s text:c="6"/>|help_ <text:s text:c="8"/>|help_ <text:s text:c="8"/>|0 <text:s text:c="4"/>|43 <text:s text:c="3"/>|00 <text:s text:c="2"/>|00 <text:s text:c="5"/>|10.00 <text:s text:c="2"/>|17.20 <text:s text:c="5"/>|3.49 <text:s/>|2.00 <text:s/>|0.00 <text:s/>|0.40 <text:s text:c="5"/>|</text:p>
      <text:p text:style-name="P1">4 <text:s text:c="2"/>|2 <text:s text:c="6"/>|4 <text:s text:c="6"/>|me_ <text:s text:c="10"/>|me_ <text:s text:c="10"/>|0 <text:s text:c="4"/>|39 <text:s text:c="3"/>|00 <text:s text:c="2"/>|01 <text:s text:c="5"/>|10.00 <text:s text:c="2"/>|15.60 <text:s text:c="5"/>|2.31 <text:s/>|3.33 <text:s/>|0.00 <text:s/>|0.40 <text:s text:c="5"/>|</text:p>
      <text:p text:style-name="P1">4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4 <text:s text:c="2"/>|2 <text:s text:c="6"/>|4 <text:s text:c="6"/>|sorry_ <text:s text:c="7"/>|sorry_ <text:s text:c="7"/>|0 <text:s text:c="4"/>|88 <text:s text:c="3"/>|00 <text:s text:c="2"/>|02 <text:s text:c="5"/>|20.00 <text:s text:c="2"/>|35.20 <text:s text:c="5"/>|2.05 <text:s/>|3.33 <text:s/>|0.00 <text:s/>|0.40 <text:s text:c="5"/>|</text:p>
      <text:p text:style-name="P1">4 <text:s text:c="2"/>|2 <text:s text:c="6"/>|4 <text:s text:c="6"/>|for_ <text:s text:c="9"/>|for_ <text:s text:c="9"/>|0 <text:s text:c="4"/>|30 <text:s text:c="3"/>|00 <text:s text:c="2"/>|00 <text:s text:c="5"/>|8.00 <text:s text:c="3"/>|12.00 <text:s text:c="5"/>|4.00 <text:s/>|2.00 <text:s/>|0.00 <text:s/>|0.40 <text:s text:c="5"/>|</text:p>
      <text:p text:style-name="P1">4 <text:s text:c="2"/>|2 <text:s text:c="6"/>|4 <text:s text:c="6"/>|not_ <text:s text:c="9"/>|not_ <text:s text:c="9"/>|0 <text:s text:c="4"/>|56 <text:s text:c="3"/>|00 <text:s text:c="2"/>|01 <text:s text:c="5"/>|12.00 <text:s text:c="2"/>|22.40 <text:s text:c="5"/>|2.14 <text:s/>|3.00 <text:s/>|0.00 <text:s/>|0.40 <text:s text:c="5"/>|</text:p>
      <text:p text:style-name="P1">4 <text:s text:c="2"/>|2 <text:s text:c="6"/>|4 <text:s text:c="6"/>|being_ <text:s text:c="7"/>|being_ <text:s text:c="7"/>|0 <text:s text:c="4"/>|60 <text:s text:c="3"/>|00 <text:s text:c="2"/>|01 <text:s text:c="5"/>|16.00 <text:s text:c="2"/>|24.00 <text:s text:c="5"/>|3.00 <text:s/>|2.67 <text:s/>|0.00 <text:s/>|0.40 <text:s text:c="5"/>|</text:p>
      <text:p text:style-name="P1">4 <text:s text:c="2"/>|2 <text:s text:c="6"/>|4 <text:s text:c="6"/>|able_ <text:s text:c="8"/>|able_ <text:s text:c="8"/>|0 <text:s text:c="4"/>|29 <text:s text:c="3"/>|00 <text:s text:c="2"/>|00 <text:s text:c="5"/>|10.00 <text:s text:c="2"/>|11.60 <text:s text:c="5"/>|5.17 <text:s/>|2.00 <text:s/>|0.00 <text:s/>|0.40 <text:s text:c="5"/>|</text:p>
      <text:p text:style-name="P1">4 <text:s text:c="2"/>|2 <text:s text:c="6"/>|4 <text:s text:c="6"/>|to_ <text:s text:c="10"/>|to_ <text:s text:c="10"/>|0 <text:s text:c="4"/>|39 <text:s text:c="3"/>|00 <text:s text:c="2"/>|01 <text:s text:c="5"/>|10.00 <text:s text:c="2"/>|15.60 <text:s text:c="5"/>|2.31 <text:s/>|3.33 <text:s/>|0.00 <text:s/>|0.40 <text:s text:c="5"/>|</text:p>
      <text:p text:style-name="P1">4 <text:s text:c="2"/>|2 <text:s text:c="6"/>|4 <text:s text:c="6"/>|feed_ <text:s text:c="8"/>|feed_ <text:s text:c="8"/>|0 <text:s text:c="4"/>|29 <text:s text:c="3"/>|00 <text:s text:c="2"/>|00 <text:s text:c="5"/>|10.00 <text:s text:c="2"/>|11.60 <text:s text:c="5"/>|5.17 <text:s/>|2.00 <text:s/>|0.00 <text:s/>|0.40 <text:s text:c="5"/>|</text:p>
      <text:p text:style-name="P1">4 <text:s text:c="2"/>|2 <text:s text:c="6"/>|4 <text:s text:c="6"/>|you_ <text:s text:c="9"/>|you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4 <text:s text:c="2"/>|2 <text:s text:c="6"/>|4 <text:s text:c="6"/>|or_ <text:s text:c="10"/>|or_ <text:s text:c="10"/>|0 <text:s text:c="4"/>|24 <text:s text:c="3"/>|00 <text:s text:c="2"/>|00 <text:s text:c="5"/>|6.00 <text:s text:c="3"/>|9.60 <text:s text:c="6"/>|3.75 <text:s/>|2.00 <text:s/>|0.00 <text:s/>|0.40 <text:s text:c="5"/>|</text:p>
      <text:p text:style-name="P1">4 <text:s text:c="2"/>|2 <text:s text:c="6"/>|4 <text:s text:c="6"/>|take_ <text:s text:c="8"/>|take_ <text:s text:c="8"/>|0 <text:s text:c="4"/>|35 <text:s text:c="3"/>|00 <text:s text:c="2"/>|00 <text:s text:c="5"/>|10.00 <text:s text:c="2"/>|14.00 <text:s text:c="5"/>|4.29 <text:s/>|2.00 <text:s/>|0.00 <text:s/>|0.40 <text:s text:c="5"/>|</text:p>
      <text:p text:style-name="P1">4 <text:s text:c="2"/>|2 <text:s text:c="6"/>|4 <text:s text:c="6"/>|you_ <text:s text:c="9"/>|you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4 <text:s text:c="2"/>|2 <text:s text:c="6"/>|4 <text:s text:c="6"/>|for_ <text:s text:c="9"/>|for_ <text:s text:c="9"/>|0 <text:s text:c="4"/>|30 <text:s text:c="3"/>|00 <text:s text:c="2"/>|00 <text:s text:c="5"/>|8.00 <text:s text:c="3"/>|12.00 <text:s text:c="5"/>|4.00 <text:s/>|2.00 <text:s/>|0.00 <text:s/>|0.40 <text:s text:c="5"/>|</text:p>
      <text:p text:style-name="P1">4 <text:s text:c="2"/>|2 <text:s text:c="6"/>|4 <text:s text:c="6"/>|walks_ <text:s text:c="7"/>|walks_ <text:s text:c="7"/>|0 <text:s text:c="4"/>|67 <text:s text:c="3"/>|00 <text:s text:c="2"/>|01 <text:s text:c="5"/>|16.00 <text:s text:c="2"/>|26.80 <text:s text:c="5"/>|2.69 <text:s/>|2.67 <text:s/>|0.00 <text:s/>|0.40 <text:s text:c="5"/>|</text:p>
      <text:p text:style-name="P1">4 <text:s text:c="2"/>|2 <text:s text:c="6"/>|4 <text:s text:c="6"/>|. <text:s text:c="12"/>|. <text:s text:c="12"/>|0 <text:s text:c="4"/>|28 <text:s text:c="3"/>|00 <text:s text:c="2"/>|01 <text:s text:c="5"/>|6.00 <text:s text:c="3"/>|11.20 <text:s text:c="5"/>|1.07 <text:s/>|6.00 <text:s/>|0.00 <text:s/>|0.40 <text:s text:c="5"/>|</text:p>
      <text:p text:style-name="P1">4 <text:s text:c="2"/>|2 <text:s text:c="6"/>|4 <text:s text:c="6"/>|i_ <text:s text:c="11"/>|i_ <text:s text:c="11"/>|0 <text:s text:c="4"/>|14 <text:s text:c="3"/>|00 <text:s text:c="2"/>|00 <text:s text:c="5"/>|4.00 <text:s text:c="3"/>|5.60 <text:s text:c="6"/>|4.29 <text:s/>|2.00 <text:s/>|0.00 <text:s/>|0.40 <text:s text:c="5"/>|</text:p>
      <text:p text:style-name="P1">4 <text:s text:c="2"/>|2 <text:s text:c="6"/>|4 <text:s text:c="6"/>|am_ <text:s text:c="10"/>|am_ <text:s text:c="10"/>|0 <text:s text:c="4"/>|21 <text:s text:c="3"/>|00 <text:s text:c="2"/>|00 <text:s text:c="5"/>|6.00 <text:s text:c="3"/>|8.40 <text:s text:c="6"/>|4.29 <text:s/>|2.00 <text:s/>|0.00 <text:s/>|0.40 <text:s text:c="5"/>|</text:p>
      <text:p text:style-name="P1">4 <text:s text:c="2"/>|2 <text:s text:c="6"/>|4 <text:s text:c="6"/>|hungry_ <text:s text:c="6"/>|hungry_ <text:s text:c="6"/>|0 <text:s text:c="4"/>|77 <text:s text:c="3"/>|00 <text:s text:c="2"/>|01 <text:s text:c="5"/>|18.00 <text:s text:c="2"/>|30.80 <text:s text:c="5"/>|2.73 <text:s/>|2.57 <text:s/>|0.00 <text:s/>|0.40 <text:s text:c="5"/>|</text:p>
      <text:p text:style-name="P1">4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4 <text:s text:c="2"/>|2 <text:s text:c="6"/>|4 <text:s text:c="6"/>|i_ <text:s text:c="11"/>| <text:s text:c="13"/>|1 <text:s text:c="4"/>|76 <text:s text:c="3"/>|00 <text:s text:c="2"/>|03 <text:s text:c="5"/>|14.00 <text:s text:c="2"/>|30.40 <text:s text:c="5"/>|0.00 <text:s/>|7.00 <text:s/>|100.00|0.40 <text:s text:c="5"/>|</text:p>
      <text:p text:style-name="P1">4 <text:s text:c="2"/>|2 <text:s text:c="6"/>|4 <text:s text:c="6"/>|want_ <text:s text:c="8"/>|want_ <text:s text:c="8"/>|0 <text:s text:c="4"/>|44 <text:s text:c="3"/>|00 <text:s text:c="2"/>|00 <text:s text:c="5"/>|10.00 <text:s text:c="2"/>|17.60 <text:s text:c="5"/>|3.41 <text:s/>|2.00 <text:s/>|0.00 <text:s/>|0.40 <text:s text:c="5"/>|</text:p>
      <text:p text:style-name="P1">4 <text:s text:c="2"/>|2 <text:s text:c="6"/>|4 <text:s text:c="6"/>|some_ <text:s text:c="8"/>|some_ <text:s text:c="8"/>|0 <text:s text:c="4"/>|84 <text:s text:c="3"/>|00 <text:s text:c="2"/>|02 <text:s text:c="5"/>|18.00 <text:s text:c="2"/>|33.60 <text:s text:c="5"/>|1.79 <text:s/>|3.60 <text:s/>|0.00 <text:s/>|0.40 <text:s text:c="5"/>|</text:p>
      <text:p text:style-name="P1">4 <text:s text:c="2"/>|2 <text:s text:c="6"/>|4 <text:s text:c="6"/>|water_ <text:s text:c="7"/>|water_ <text:s text:c="7"/>|0 <text:s text:c="4"/>|68 <text:s text:c="3"/>|00 <text:s text:c="2"/>|01 <text:s text:c="5"/>|16.00 <text:s text:c="2"/>|27.20 <text:s text:c="5"/>|2.65 <text:s/>|2.67 <text:s/>|0.00 <text:s/>|0.40 <text:s text:c="5"/>|</text:p>
      <text:p text:style-name="P1">4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4 <text:s text:c="2"/>|2 <text:s text:c="6"/>|4 <text:s text:c="6"/>|doctor_ <text:s text:c="6"/>|doctor_ <text:s text:c="6"/>|0 <text:s text:c="4"/>|69 <text:s text:c="3"/>|00 <text:s text:c="2"/>|01 <text:s text:c="5"/>|18.00 <text:s text:c="2"/>|27.60 <text:s text:c="5"/>|3.04 <text:s/>|2.57 <text:s/>|0.00 <text:s/>|0.40 <text:s text:c="5"/>|</text:p>
      <text:p text:style-name="P1">4 <text:s text:c="2"/>|2 <text:s text:c="6"/>|4 <text:s text:c="6"/>|is_ <text:s text:c="10"/>|is_ <text:s text:c="10"/>|0 <text:s text:c="4"/>|24 <text:s text:c="3"/>|00 <text:s text:c="2"/>|00 <text:s text:c="5"/>|6.00 <text:s text:c="3"/>|9.60 <text:s text:c="6"/>|3.75 <text:s/>|2.00 <text:s/>|0.00 <text:s/>|0.40 <text:s text:c="5"/>|</text:p>
      <text:p text:style-name="P1">4 <text:s text:c="2"/>|4 <text:s text:c="6"/>|1 <text:s text:c="6"/>|thanks_ <text:s text:c="6"/>|thanks_ <text:s text:c="6"/>|0 <text:s text:c="4"/>|112 <text:s text:c="2"/>|00 <text:s text:c="2"/>|03 <text:s text:c="5"/>|28.00 <text:s text:c="2"/>|156.80 <text:s text:c="4"/>|0.54 <text:s/>|4.00 <text:s/>|0.00 <text:s/>|1.40 <text:s text:c="5"/>|</text:p>
      <text:p text:style-name="P1">4 <text:s text:c="2"/>|4 <text:s text:c="6"/>|1 <text:s text:c="6"/>|for_ <text:s text:c="9"/>|for_ <text:s text:c="9"/>|0 <text:s text:c="4"/>|30 <text:s text:c="3"/>|00 <text:s text:c="2"/>|00 <text:s text:c="5"/>|8.00 <text:s text:c="3"/>|42.00 <text:s text:c="5"/>|1.14 <text:s/>|2.00 <text:s/>|0.00 <text:s/>|1.40 <text:s text:c="5"/>|</text:p>
      <text:p text:style-name="P1">4 <text:s text:c="2"/>|4 <text:s text:c="6"/>|1 <text:s text:c="6"/>|giving_ <text:s text:c="6"/>|giving_ <text:s text:c="6"/>|0 <text:s text:c="4"/>|52 <text:s text:c="3"/>|00 <text:s text:c="2"/>|00 <text:s text:c="5"/>|14.00 <text:s text:c="2"/>|72.80 <text:s text:c="5"/>|1.15 <text:s/>|2.00 <text:s/>|0.00 <text:s/>|1.40 <text:s text:c="5"/>|</text:p>
      <text:p text:style-name="P1">4 <text:s text:c="2"/>|4 <text:s text:c="6"/>|1 <text:s text:c="6"/>|me_ <text:s text:c="10"/>|me_ <text:s text:c="10"/>|0 <text:s text:c="4"/>|22 <text:s text:c="3"/>|00 <text:s text:c="2"/>|00 <text:s text:c="5"/>|6.00 <text:s text:c="3"/>|30.80 <text:s text:c="5"/>|1.17 <text:s/>|2.00 <text:s/>|0.00 <text:s/>|1.40 <text:s text:c="5"/>|</text:p>
      <text:p text:style-name="P1">4 <text:s text:c="2"/>|4 <text:s text:c="6"/>|1 <text:s text:c="6"/>|support_ <text:s text:c="5"/>|support_ <text:s text:c="5"/>|0 <text:s text:c="4"/>|70 <text:s text:c="3"/>|00 <text:s text:c="2"/>|00 <text:s text:c="5"/>|16.00 <text:s text:c="2"/>|98.00 <text:s text:c="5"/>|0.98 <text:s/>|2.00 <text:s/>|0.00 <text:s/>|1.40 <text:s text:c="5"/>|</text:p>
      <text:p text:style-name="P1">4 <text:s text:c="2"/>|4 <text:s text:c="6"/>|1 <text:s text:c="6"/>|. <text:s text:c="12"/>|. <text:s text:c="12"/>|0 <text:s text:c="4"/>|09 <text:s text:c="3"/>|00 <text:s text:c="2"/>|00 <text:s text:c="5"/>|2.00 <text:s text:c="3"/>|12.60 <text:s text:c="5"/>|0.95 <text:s/>|2.00 <text:s/>|0.00 <text:s/>|1.40 <text:s text:c="5"/>|</text:p>
      <text:p text:style-name="P1">4 <text:s text:c="2"/>|4 <text:s text:c="6"/>|1 <text:s text:c="6"/>|my_ <text:s text:c="10"/>|my_ <text:s text:c="10"/>|0 <text:s text:c="4"/>|30 <text:s text:c="3"/>|00 <text:s text:c="2"/>|00 <text:s text:c="5"/>|6.00 <text:s text:c="3"/>|42.00 <text:s text:c="5"/>|0.86 <text:s/>|2.00 <text:s/>|0.00 <text:s/>|1.40 <text:s text:c="5"/>|</text:p>
      <text:p text:style-name="P1">4 <text:s text:c="2"/>|4 <text:s text:c="6"/>|1 <text:s text:c="6"/>|feet_ <text:s text:c="8"/>|feet_ <text:s text:c="8"/>|0 <text:s text:c="4"/>|34 <text:s text:c="3"/>|00 <text:s text:c="2"/>|00 <text:s text:c="5"/>|10.00 <text:s text:c="2"/>|47.60 <text:s text:c="5"/>|1.26 <text:s/>|2.00 <text:s/>|0.00 <text:s/>|1.40 <text:s text:c="5"/>|</text:p>
      <text:p text:style-name="P1">4 <text:s text:c="2"/>|4 <text:s text:c="6"/>|1 <text:s text:c="6"/>|hurt_ <text:s text:c="8"/>|hurt_ <text:s text:c="8"/>|0 <text:s text:c="4"/>|45 <text:s text:c="3"/>|00 <text:s text:c="2"/>|00 <text:s text:c="5"/>|10.00 <text:s text:c="2"/>|63.00 <text:s text:c="5"/>|0.95 <text:s/>|2.00 <text:s/>|0.00 <text:s/>|1.40 <text:s text:c="5"/>|</text:p>
      <text:p text:style-name="P1">4 <text:s text:c="2"/>|4 <text:s text:c="6"/>|1 <text:s text:c="6"/>|. <text:s text:c="12"/>|. <text:s text:c="12"/>|0 <text:s text:c="4"/>|09 <text:s text:c="3"/>|00 <text:s text:c="2"/>|00 <text:s text:c="5"/>|2.00 <text:s text:c="3"/>|12.60 <text:s text:c="5"/>|0.95 <text:s/>|2.00 <text:s/>|0.00 <text:s/>|1.40 <text:s text:c="5"/>|</text:p>
      <text:p text:style-name="P1">4 <text:s text:c="2"/>|4 <text:s text:c="6"/>|1 <text:s text:c="6"/>|could_ <text:s text:c="7"/>|could_ <text:s text:c="7"/>|0 <text:s text:c="4"/>|80 <text:s text:c="3"/>|00 <text:s text:c="2"/>|02 <text:s text:c="5"/>|20.00 <text:s text:c="2"/>|112.00 <text:s text:c="4"/>|0.64 <text:s/>|3.33 <text:s/>|0.00 <text:s/>|1.40 <text:s text:c="5"/>|</text:p>
      <text:p text:style-name="P1">4 <text:s text:c="2"/>|4 <text:s text:c="6"/>|1 <text:s text:c="6"/>|you_ <text:s text:c="9"/>|you_ <text:s text:c="9"/>|0 <text:s text:c="4"/>|46 <text:s text:c="3"/>|00 <text:s text:c="2"/>|01 <text:s text:c="5"/>|12.00 <text:s text:c="2"/>|64.40 <text:s text:c="5"/>|0.75 <text:s/>|3.00 <text:s/>|0.00 <text:s/>|1.40 <text:s text:c="5"/>|</text:p>
      <text:p text:style-name="P1">4 <text:s text:c="2"/>|4 <text:s text:c="6"/>|1 <text:s text:c="6"/>|grab_ <text:s text:c="8"/>|grab_ <text:s text:c="8"/>|0 <text:s text:c="4"/>|33 <text:s text:c="3"/>|00 <text:s text:c="2"/>|00 <text:s text:c="5"/>|10.00 <text:s text:c="2"/>|46.20 <text:s text:c="5"/>|1.30 <text:s/>|2.00 <text:s/>|0.00 <text:s/>|1.40 <text:s text:c="5"/>|</text:p>
      <text:p text:style-name="P1">4 <text:s text:c="2"/>|4 <text:s text:c="6"/>|2 <text:s text:c="6"/>|can_ <text:s text:c="9"/>|aca_ <text:s text:c="9"/>|1 <text:s text:c="4"/>|83 <text:s text:c="3"/>|01 <text:s text:c="2"/>|00 <text:s text:c="5"/>|9.00 <text:s text:c="3"/>|174.30 <text:s text:c="4"/>|0.28 <text:s/>|2.25 <text:s/>|75.00 |2.10 <text:s text:c="5"/>|</text:p>
      <text:p text:style-name="P1">4 <text:s text:c="2"/>|4 <text:s text:c="6"/>|2 <text:s text:c="6"/>|you_ <text:s text:c="9"/>|you_ <text:s text:c="9"/>|0 <text:s text:c="4"/>|86 <text:s text:c="3"/>|01 <text:s text:c="2"/>|01 <text:s text:c="5"/>|13.00 <text:s text:c="2"/>|180.60 <text:s text:c="4"/>|0.27 <text:s/>|3.25 <text:s/>|0.00 <text:s/>|2.10 <text:s text:c="5"/>|</text:p>
      <text:p text:style-name="P1">4 <text:s text:c="2"/>|4 <text:s text:c="6"/>|2 <text:s text:c="6"/>|make_ <text:s text:c="8"/>|make_ <text:s text:c="8"/>|0 <text:s text:c="4"/>|68 <text:s text:c="3"/>|00 <text:s text:c="2"/>|02 <text:s text:c="5"/>|18.00 <text:s text:c="2"/>|142.80 <text:s text:c="4"/>|0.42 <text:s/>|3.60 <text:s/>|0.00 <text:s/>|2.10 <text:s text:c="5"/>|</text:p>
      <text:p text:style-name="P1">4 <text:s text:c="2"/>|4 <text:s text:c="6"/>|2 <text:s text:c="6"/>|sure_ <text:s text:c="8"/>|sure_ <text:s text:c="8"/>|0 <text:s text:c="4"/>|135 <text:s text:c="2"/>|00 <text:s text:c="2"/>|04 <text:s text:c="5"/>|26.00 <text:s text:c="2"/>|283.50 <text:s text:c="4"/>|0.21 <text:s/>|5.20 <text:s/>|0.00 <text:s/>|2.10 <text:s text:c="5"/>|</text:p>
      <text:p text:style-name="P1">4 <text:s text:c="2"/>|4 <text:s text:c="6"/>|2 <text:s text:c="6"/>|you_ <text:s text:c="9"/>|you_ <text:s text:c="9"/>|0 <text:s text:c="4"/>|69 <text:s text:c="3"/>|00 <text:s text:c="2"/>|02 <text:s text:c="5"/>|16.00 <text:s text:c="2"/>|144.90 <text:s text:c="4"/>|0.33 <text:s/>|4.00 <text:s/>|0.00 <text:s/>|2.10 <text:s text:c="5"/>|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8T21:49:57</meta:creation-date>
    <dc:date>2013-07-20T11:48:02</dc:date>
    <meta:editing-duration>PT11H13M06S</meta:editing-duration>
    <meta:editing-cycles>28</meta:editing-cycles>
    <meta:generator>OpenOffice.org/3.2$Unix OpenOffice.org_project/320m12$Build-9483</meta:generator>
    <meta:document-statistic meta:table-count="0" meta:image-count="0" meta:object-count="0" meta:page-count="2" meta:paragraph-count="172" meta:word-count="2734" meta:character-count="23391"/>
  </office:meta>
</office:document-meta>
</file>